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Pictures/10000200000001E1000001502957603749A6FC4E.png" manifest:media-type="image/png"/>
  <manifest:file-entry manifest:full-path="Object 1/Pictures/2000004100002BAA00001E76DC342A9B33EAE422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10000200000001E100000150AFC758D8856AAFE9.png" manifest:media-type="image/png"/>
  <manifest:file-entry manifest:full-path="Object 2/Pictures/2000004100002BAA00001E76DC342A9B33EAE422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10000200000001E100000150EE9AB99DF1D35439.png" manifest:media-type="image/png"/>
  <manifest:file-entry manifest:full-path="Object 3/Pictures/2000004100002BAA00001E76DC342A9B33EAE422.svm" manifest:media-type="image/x-svm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Pictures/10000200000001E10000015015CC9B3206034B49.png" manifest:media-type="image/png"/>
  <manifest:file-entry manifest:full-path="Object 4/Pictures/2000004100002BAA00001E76DC342A9B33EAE422.svm" manifest:media-type="image/x-svm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2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13" calcext:value-type="date">
            <text:p>13. Sep 19</text:p>
          </table:table-cell>
          <table:table-cell table:style-name="ce7" office:value-type="string" calcext:value-type="string">
            <text:p>0.10, 13-Sep-19</text:p>
          </table:table-cell>
          <table:table-cell table:style-name="ce9" table:formula="of:=AVERAGE([.G36];[.I36];[.K36];[.M36];[.O36])" office:value-type="float" office:value="39" calcext:value-type="float">
            <text:p>39</text:p>
          </table:table-cell>
          <table:table-cell table:style-name="ce9" table:formula="of:=AVERAGE([.H36];[.J36];[.L36];[.N36];[.P36])" office:value-type="float" office:value="75.4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1" calcext:value-type="date">
            <text:p>21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7];[.I37];[.K37];[.M37];[.O37])" office:value-type="float" office:value="35.4" calcext:value-type="float">
            <text:p>35</text:p>
          </table:table-cell>
          <table:table-cell table:style-name="ce9" table:formula="of:=AVERAGE([.H37];[.J37];[.L37];[.N37];[.P37])" office:value-type="float" office:value="71.2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8];[.I38];[.K38];[.M38];[.O38])" office:value-type="float" office:value="35.4" calcext:value-type="float">
            <text:p>35</text:p>
          </table:table-cell>
          <table:table-cell table:style-name="ce9" table:formula="of:=AVERAGE([.H38];[.J38];[.L38];[.N38];[.P38])" office:value-type="float" office:value="70.8" calcext:value-type="float">
            <text:p>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9];[.I39];[.K39];[.M39];[.O39])" office:value-type="float" office:value="35.4" calcext:value-type="float">
            <text:p>35</text:p>
          </table:table-cell>
          <table:table-cell table:style-name="ce9" table:formula="of:=AVERAGE([.H39];[.J39];[.L39];[.N39];[.P39])" office:value-type="float" office:value="70.2" calcext:value-type="float">
            <text:p>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BenQ-DVI</text:p>
          </table:table-cell>
          <table:table-cell table:style-name="ce1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Teensy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1];[.I41];[.K41];[.M41];[.O41])" office:value-type="float" office:value="47.8" calcext:value-type="float">
            <text:p>48</text:p>
          </table:table-cell>
          <table:table-cell table:style-name="ce9" table:formula="of:=AVERAGE([.H41];[.J41];[.L41];[.N41];[.P41])" office:value-type="float" office:value="83.2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DVI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2];[.I42];[.K42];[.M42];[.O42])" office:value-type="float" office:value="74.4" calcext:value-type="float">
            <text:p>74</text:p>
          </table:table-cell>
          <table:table-cell table:style-name="ce9" table:formula="of:=AVERAGE([.H42];[.J42];[.L42];[.N42];[.P42])" office:value-type="float" office:value="109.8" calcext:value-type="float">
            <text:p>1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3];[.I43];[.K43];[.M43];[.O43])" office:value-type="float" office:value="68.2" calcext:value-type="float">
            <text:p>68</text:p>
          </table:table-cell>
          <table:table-cell table:style-name="ce9" table:formula="of:=AVERAGE([.H43];[.J43];[.L43];[.N43];[.P43])" office:value-type="float" office:value="103.6" calcext:value-type="float">
            <text:p>10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number-columns-repeated="1008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AVERAGE([.G7];[.I7];[.K7];[.M7];[.O7])" office:value-type="float" office:value="19.6" calcext:value-type="float">
            <text:p>20</text:p>
          </table:table-cell>
          <table:table-cell table:formula="of:=AVERAGE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8];[.I8];[.K8];[.M8];[.O8])" office:value-type="float" office:value="25" calcext:value-type="float">
            <text:p>25</text:p>
          </table:table-cell>
          <table:table-cell table:formula="of:=AVERAGE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9];[.I9];[.K9];[.M9];[.O9])" office:value-type="float" office:value="24" calcext:value-type="float">
            <text:p>24</text:p>
          </table:table-cell>
          <table:table-cell table:formula="of:=AVERAGE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0];[.I10];[.K10];[.M10];[.O10])" office:value-type="float" office:value="11" calcext:value-type="float">
            <text:p>11</text:p>
          </table:table-cell>
          <table:table-cell table:formula="of:=AVERAGE([.H10];[.J10];[.L10];[.N10];[.P10])" office:value-type="float" office:value="11.4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1];[.I11];[.K11];[.M11];[.O11])" office:value-type="float" office:value="11.6" calcext:value-type="float">
            <text:p>12</text:p>
          </table:table-cell>
          <table:table-cell table:formula="of:=AVERAGE([.H11];[.J11];[.L11];[.N11];[.P11])" office:value-type="float" office:value="13.2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2];[.I12];[.K12];[.M12];[.O12])" office:value-type="float" office:value="12" calcext:value-type="float">
            <text:p>12</text:p>
          </table:table-cell>
          <table:table-cell table:formula="of:=AVERAGE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3];[.I13];[.K13];[.M13];[.O15])" office:value-type="float" office:value="38" calcext:value-type="float">
            <text:p>38</text:p>
          </table:table-cell>
          <table:table-cell table:formula="of:=AVERAGE([.H13];[.J13];[.L13];[.N15];[.P15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4];[.I14];[.K14];[.M14];[.O16])" office:value-type="float" office:value="29.75" calcext:value-type="float">
            <text:p>30</text:p>
          </table:table-cell>
          <table:table-cell table:formula="of:=AVERAGE([.H14];[.J14];[.L14];[.N14];[.P16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Default" table:number-columns-repeated="13"/>
          <table:table-cell table:number-columns-repeated="1011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9" table:number-columns-repeated="2"/>
          <table:table-cell table:number-columns-repeated="1018"/>
        </table:table-row>
      </table:table>
      <table:table table:name="Sheet5" table:style-name="ta1">
        <table:shapes>
          <draw:frame draw:z-index="0" draw:style-name="gr1" draw:text-style-name="P1" svg:width="159.96mm" svg:height="90.07mm" svg:x="80.96mm" svg:y="28.74mm">
            <draw:object draw:notify-on-update-of-ranges="Sheet5.A8:Sheet5.A23 Sheet5.C7:Sheet5.C7 Sheet5.C8:Sheet5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Sheet5.A8:Sheet5.A23 Sheet5.B7:Sheet5.B7 Sheet5.B8:Sheet5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Sheet5.A31:Sheet5.A31 Sheet5.A32:Sheet5.A48 Sheet5.C31:Sheet5.C31 Sheet5.C32:Sheet5.C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Sheet5.A31:Sheet5.A31 Sheet5.A32:Sheet5.A48 Sheet5.B31:Sheet5.B31 Sheet5.B32:Sheet5.B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13"/>
        <table:table-column table:style-name="co4" table:number-columns-repeated="1023" table:default-cell-style-name="ce13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.00.0000</text:date>, <text:time style:data-style-name="N2" text:time-value="13:59:10.786976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22T13:03:01.084832750</dc:date>
    <meta:editing-duration>P7DT19H54M50S</meta:editing-duration>
    <meta:editing-cycles>67</meta:editing-cycles>
    <meta:document-statistic meta:table-count="5" meta:cell-count="13532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71cm" svg:y="4.205cm" style:legend-expansion="high" chart:style-name="ch2"/>
        <chart:plot-area chart:style-name="ch3" table:cell-range-address="Sheet5.A8:Sheet5.A23 Sheet5.C7:Sheet5.C23" chart:data-source-has-labels="row" svg:x="0.319cm" svg:y="0.18cm" svg:width="12.733cm" svg:height="8.648cm">
          <chartooo:coordinate-region svg:x="1.316cm" svg:y="0.379cm" svg:width="11.362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C8:Sheet5.C23" chart:label-cell-address="Sheet5.C7:Sheet5.C7" chart:class="chart:scatter">
            <chart:domain table:cell-range-address="Sheet5.A8:Sheet5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2957603749A6FC4E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Sheet5.C7:Sheet5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5.A8:Sheet5.A23</svg:desc>
                </draw:g>
              </table:table-cell>
              <table:table-cell office:value-type="float" office:value="0">
                <text:p>0</text:p>
                <draw:g>
                  <svg:desc>Sheet5.C8:Sheet5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81cm" svg:y="4.205cm" style:legend-expansion="high" chart:style-name="ch2"/>
        <chart:plot-area chart:style-name="ch3" table:cell-range-address="Sheet5.A8:Sheet5.B23 Sheet5.B7:Sheet5.B7" chart:data-source-has-labels="row" svg:x="0.319cm" svg:y="0.18cm" svg:width="12.943cm" svg:height="8.648cm">
          <chartooo:coordinate-region svg:x="1.502cm" svg:y="0.379cm" svg:width="11.386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8:Sheet5.B23" chart:label-cell-address="Sheet5.B7:Sheet5.B7" chart:class="chart:scatter">
            <chart:domain table:cell-range-address="Sheet5.A8:Sheet5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AFC758D8856AAFE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Sheet5.B7:Sheet5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5.A8:Sheet5.A23</svg:desc>
                </draw:g>
              </table:table-cell>
              <table:table-cell office:value-type="float" office:value="3">
                <text:p>3</text:p>
                <draw:g>
                  <svg:desc>Sheet5.B8:Sheet5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Sheet5.A31:Sheet5.A48 Sheet5.C31:Sheet5.C48" chart:data-source-has-labels="row" svg:x="0.319cm" svg:y="0.18cm" svg:width="13.829cm" svg:height="8.648cm">
          <chartooo:coordinate-region svg:x="1.316cm" svg:y="0.379cm" svg:width="12.458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C32:Sheet5.C48" chart:label-cell-address="Sheet5.C31:Sheet5.C31" chart:class="chart:scatter">
            <chart:domain table:cell-range-address="Sheet5.A32:Sheet5.A48"/>
            <chart:data-point chart:repeated="17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EE9AB99DF1D3543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Sheet5.C31:Sheet5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5.A32:Sheet5.A48</svg:desc>
                </draw:g>
              </table:table-cell>
              <table:table-cell office:value-type="float" office:value="0">
                <text:p>0</text:p>
                <draw:g>
                  <svg:desc>Sheet5.C32:Sheet5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Sheet5.A31:Sheet5.B48" chart:data-source-has-labels="row" svg:x="0.319cm" svg:y="0.18cm" svg:width="13.829cm" svg:height="8.648cm">
          <chartooo:coordinate-region svg:x="1.502cm" svg:y="0.379cm" svg:width="12.271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32:Sheet5.B48" chart:label-cell-address="Sheet5.B31:Sheet5.B31" chart:class="chart:scatter">
            <chart:domain table:cell-range-address="Sheet5.A32:Sheet5.A48"/>
            <chart:data-point chart:repeated="15"/>
            <chart:data-point chart:style-name="ch7"/>
            <chart:data-point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15CC9B3206034B4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5.B31:Sheet5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5.A32:Sheet5.A48</svg:desc>
                </draw:g>
              </table:table-cell>
              <table:table-cell office:value-type="float" office:value="1">
                <text:p>1</text:p>
                <draw:g>
                  <svg:desc>Sheet5.B32:Sheet5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